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8282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282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=007163</text:p>
      <text:p text:style-name="P1">SEE LOG FOR "Act 6 Intermission 3 Part 1" IN GAMES FOLDER</text:p>
      <text:p text:style-name="P1">_</text:p>
      <text:p text:style-name="P1">2. DM1: =007298</text:p>
      <text:p text:style-name="P1">h3y d4mz!!!!</text:p>
      <text:p text:style-name="P1">1f you go 4nywh3r3 n34r h1m, 1 w1ll fuck1ng k1ll you!</text:p>
      <text:p text:style-name="P1">_</text:p>
      <text:p text:style-name="P1">3. MINISTRIFE: =007327</text:p>
      <text:p text:style-name="P1">wooooo, 4w y34h grlz, h34rd you w3r3 st4rt1ng 4 p4rty ov3r h3r3??? &gt;XD</text:p>
      <text:p text:style-name="P1">yo porr1m! n1c3 costum3! w4y to ch4ng3 1nto som3th1ng on such short not1c3. H1 F1V3!!!!</text:p>
      <text:p text:style-name="P1">d4mn grl you just look1ng f1n3 for th3 h3ll of 1t th3n! GRL POWER!!!</text:p>
      <text:p text:style-name="P1">tru f4ctz grl!!! just j4m yours3lf 1n th3 p1l3, l1k3z th1s!!!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3" meta:word-count="89" meta:character-count="458"/>
    <meta:generator>OpenOffice/4.1.2$Win32 OpenOffice.org_project/412m3$Build-9782</meta:generator>
  </office:meta>
</office:document-meta>
</file>